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cda" officeooo:paragraph-rsid="001ad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53:19.262686483</meta:creation-date>
    <dc:date>2019-11-25T19:53:33.164459324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